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list-style-name="LFO1" style:family="paragraph">
      <style:paragraph-properties fo:break-before="page" fo:margin-top="0.0694in" fo:margin-bottom="0.0694in" fo:line-height="100%"/>
    </style:style>
    <style:style style:name="T2" style:parent-style-name="DefaultParagraphFont" style:family="text">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T3" style:parent-style-name="DefaultParagraphFont" style:family="text">
      <style:text-properties style:font-name="Segoe UI" style:font-name-asian="Times New Roman" style:font-name-complex="Segoe UI" fo:color="#333333" fo:font-size="12pt" style:font-size-asian="12pt" style:font-size-complex="12pt" style:language-asian="nb" style:country-asian="NO"/>
    </style:style>
    <style:style style:name="P4" style:parent-style-name="Normal" style:family="paragraph">
      <style:paragraph-properties fo:margin-top="0.0694in" fo:margin-bottom="0.0694in" fo:line-height="100%" fo:margin-left="0.5in">
        <style:tab-stops/>
      </style:paragraph-properties>
      <style:text-properties style:font-name="Segoe UI" style:font-name-asian="Times New Roman" style:font-name-complex="Segoe UI" fo:color="#333333" fo:font-size="12pt" style:font-size-asian="12pt" style:font-size-complex="12pt" style:language-asian="nb" style:country-asian="NO"/>
    </style:style>
    <style:style style:name="P5" style:parent-style-name="Normal" style:family="paragraph">
      <style:paragraph-properties fo:margin-top="0.0694in" fo:margin-bottom="0.0694in" fo:line-height="100%" fo:margin-left="0.5in">
        <style:tab-stops/>
      </style:paragraph-properties>
      <style:text-properties style:font-name="Segoe UI" style:font-name-asian="Times New Roman" style:font-name-complex="Segoe UI" fo:color="#333333" fo:font-size="12pt" style:font-size-asian="12pt" style:font-size-complex="12pt" style:language-asian="nb" style:country-asian="NO"/>
    </style:style>
    <style:style style:name="P6" style:parent-style-name="Normal" style:list-style-name="LFO1" style:family="paragraph">
      <style:paragraph-properties fo:margin-top="0.0416in" fo:margin-bottom="0.0694in" fo:line-height="100%"/>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P7" style:parent-style-name="Normal" style:family="paragraph">
      <style:paragraph-properties fo:margin-top="0.0416in" fo:margin-bottom="0.0694in" fo:line-height="100%" fo:margin-left="0.5in">
        <style:tab-stops/>
      </style:paragraph-properties>
      <style:text-properties style:font-name="Segoe UI" style:font-name-asian="Times New Roman" style:font-name-complex="Segoe UI" fo:color="#333333" fo:font-size="12pt" style:font-size-asian="12pt" style:font-size-complex="12pt" style:language-asian="nb" style:country-asian="NO"/>
    </style:style>
    <style:style style:name="P8" style:parent-style-name="Normal" style:list-style-name="LFO1" style:family="paragraph">
      <style:paragraph-properties fo:margin-top="0.0416in" fo:margin-bottom="0.0694in" fo:line-height="100%"/>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P9" style:parent-style-name="Normal" style:family="paragraph">
      <style:paragraph-properties fo:margin-top="0.0416in" fo:margin-bottom="0.0694in" fo:line-height="100%" fo:margin-left="0.5in">
        <style:tab-stops/>
      </style:paragraph-properties>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P10" style:parent-style-name="Normal" style:family="paragraph">
      <style:paragraph-properties fo:margin-top="0.0416in" fo:margin-bottom="0.0694in" fo:line-height="100%" fo:margin-left="0.5in">
        <style:tab-stops/>
      </style:paragraph-properties>
      <style:text-properties style:font-name="Segoe UI" style:font-name-asian="Times New Roman" style:font-name-complex="Segoe UI" fo:font-style="italic" style:font-style-asian="italic" fo:color="#333333" fo:font-size="12pt" style:font-size-asian="12pt" style:font-size-complex="12pt" fo:language="en" fo:country="US" style:language-asian="nb" style:country-asian="NO"/>
    </style:style>
    <style:style style:name="P11" style:parent-style-name="Normal" style:list-style-name="LFO1" style:family="paragraph">
      <style:paragraph-properties fo:margin-top="0.0416in" fo:margin-bottom="0.0694in" fo:line-height="100%"/>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P12" style:parent-style-name="Normal" style:family="paragraph">
      <style:paragraph-properties fo:margin-top="0.0416in" fo:margin-bottom="0.0694in" fo:line-height="100%" fo:margin-left="0.5in">
        <style:tab-stops/>
      </style:paragraph-properties>
      <style:text-properties style:font-name="Segoe UI" style:font-name-asian="Times New Roman" style:font-name-complex="Segoe UI" fo:color="#333333" fo:font-size="12pt" style:font-size-asian="12pt" style:font-size-complex="12pt" style:language-asian="nb" style:country-asian="NO"/>
    </style:style>
    <style:style style:name="P13" style:parent-style-name="Normal" style:family="paragraph">
      <style:paragraph-properties fo:margin-top="0.0416in" fo:margin-bottom="0.0694in" fo:line-height="100%"/>
      <style:text-properties style:font-name="Segoe UI" style:font-name-asian="Times New Roman" style:font-name-complex="Segoe UI" fo:color="#333333" fo:font-size="12pt" style:font-size-asian="12pt" style:font-size-complex="12pt" style:language-asian="nb" style:country-asian="NO"/>
    </style:style>
    <style:style style:name="P14" style:parent-style-name="Normal" style:list-style-name="LFO2" style:family="paragraph">
      <style:paragraph-properties fo:margin-top="0.0694in" fo:margin-bottom="0.0694in" fo:line-height="100%"/>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P15" style:parent-style-name="Normal" style:family="paragraph">
      <style:paragraph-properties fo:margin-top="0.0694in" fo:margin-bottom="0.0694in" fo:line-height="100%" fo:margin-left="0.5in">
        <style:tab-stops/>
      </style:paragraph-properties>
    </style:style>
    <style:style style:name="T16" style:parent-style-name="DefaultParagraphFont" style:family="text">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T17" style:parent-style-name="DefaultParagraphFont" style:family="text">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T18" style:parent-style-name="DefaultParagraphFont" style:family="text">
      <style:text-properties style:font-name="Arial" style:font-name-complex="Arial" fo:color="#242729" fo:font-size="11.5pt" style:font-size-asian="11.5pt" style:font-size-complex="11.5pt" fo:background-color="#FFFFFF" fo:language="en" fo:country="US"/>
    </style:style>
    <style:style style:name="P19" style:parent-style-name="Normal" style:family="paragraph">
      <style:paragraph-properties fo:margin-top="0.0694in" fo:margin-bottom="0.0694in" fo:line-height="100%" fo:margin-left="0.5in">
        <style:tab-stops/>
      </style:paragraph-properties>
    </style:style>
    <style:style style:name="T20" style:parent-style-name="DefaultParagraphFont" style:family="text">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T21" style:parent-style-name="DefaultParagraphFont" style:family="text">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T22" style:parent-style-name="DefaultParagraphFont" style:family="text">
      <style:text-properties style:font-name="Arial" style:font-name-complex="Arial" fo:color="#242729" fo:font-size="11.5pt" style:font-size-asian="11.5pt" style:font-size-complex="11.5pt" fo:background-color="#FFFFFF" fo:language="en" fo:country="US"/>
    </style:style>
    <style:style style:name="P23" style:parent-style-name="Normal" style:family="paragraph">
      <style:paragraph-properties fo:margin-top="0.0694in" fo:margin-bottom="0.0694in" fo:line-height="100%" fo:margin-left="0.5in">
        <style:tab-stops/>
      </style:paragraph-properties>
    </style:style>
    <style:style style:name="T24" style:parent-style-name="DefaultParagraphFont" style:family="text">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T25" style:parent-style-name="apple-converted-space" style:family="text">
      <style:text-properties style:font-name="Arial" style:font-name-complex="Arial" fo:color="#242729" fo:font-size="11.5pt" style:font-size-asian="11.5pt" style:font-size-complex="11.5pt" fo:background-color="#FFFFFF" fo:language="en" fo:country="US"/>
    </style:style>
    <style:style style:name="T26" style:parent-style-name="DefaultParagraphFont" style:family="text">
      <style:text-properties style:font-name="Arial" style:font-name-complex="Arial" fo:color="#242729" fo:font-size="11.5pt" style:font-size-asian="11.5pt" style:font-size-complex="11.5pt" fo:background-color="#FFFFFF" fo:language="en" fo:country="US"/>
    </style:style>
    <style:style style:name="P27" style:parent-style-name="Normal" style:family="paragraph">
      <style:paragraph-properties fo:margin-top="0.0694in" fo:margin-bottom="0.0694in" fo:line-height="100%" fo:margin-left="0.5in">
        <style:tab-stops/>
      </style:paragraph-properties>
    </style:style>
    <style:style style:name="T28" style:parent-style-name="DefaultParagraphFont" style:family="text">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T29" style:parent-style-name="DefaultParagraphFont" style:family="text">
      <style:text-properties style:font-name="Arial" style:font-name-complex="Arial" fo:color="#242729" fo:font-size="11.5pt" style:font-size-asian="11.5pt" style:font-size-complex="11.5pt" fo:background-color="#FFFFFF" fo:language="en" fo:country="US"/>
    </style:style>
    <style:style style:name="T30" style:parent-style-name="DefaultParagraphFont" style:family="text">
      <style:text-properties style:font-name="Arial" style:font-name-complex="Arial" fo:color="#242729" fo:font-size="11.5pt" style:font-size-asian="11.5pt" style:font-size-complex="11.5pt" fo:background-color="#FFFFFF" fo:language="en" fo:country="US"/>
    </style:style>
    <style:style style:name="T31" style:parent-style-name="DefaultParagraphFont" style:family="text">
      <style:text-properties style:font-name="Arial" style:font-name-complex="Arial" fo:color="#242729" fo:font-size="11.5pt" style:font-size-asian="11.5pt" style:font-size-complex="11.5pt" fo:background-color="#FFFFFF" fo:language="en" fo:country="US"/>
    </style:style>
    <style:style style:name="P32" style:parent-style-name="Normal" style:family="paragraph">
      <style:paragraph-properties fo:margin-top="0.0694in" fo:margin-bottom="0.0694in" fo:line-height="100%" fo:margin-left="0.5in">
        <style:tab-stops/>
      </style:paragraph-properties>
      <style:text-properties style:font-name="Arial" style:font-name-complex="Arial" fo:color="#242729" fo:font-size="11.5pt" style:font-size-asian="11.5pt" style:font-size-complex="11.5pt" fo:background-color="#FFFFFF"/>
    </style:style>
    <style:style style:name="P33" style:parent-style-name="Normal" style:list-style-name="LFO2" style:family="paragraph">
      <style:paragraph-properties fo:margin-bottom="0in" fo:line-height="100%"/>
    </style:style>
    <style:style style:name="T34" style:parent-style-name="DefaultParagraphFont" style:family="text">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T35" style:parent-style-name="DefaultParagraphFont" style:family="text">
      <style:text-properties style:font-name="Consolas" style:font-name-asian="Times New Roman" style:font-name-complex="Courier New" fo:color="#333333" fo:font-size="10pt" style:font-size-asian="10pt" style:font-size-complex="10pt" fo:language="en" fo:country="US" style:language-asian="nb" style:country-asian="NO"/>
    </style:style>
    <style:style style:name="T36" style:parent-style-name="DefaultParagraphFont" style:family="text">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T37" style:parent-style-name="DefaultParagraphFont" style:family="text">
      <style:text-properties style:font-name="Consolas" style:font-name-asian="Times New Roman" style:font-name-complex="Courier New" fo:color="#333333" fo:font-size="10pt" style:font-size-asian="10pt" style:font-size-complex="10pt" fo:language="en" fo:country="US" style:language-asian="nb" style:country-asian="NO"/>
    </style:style>
    <style:style style:name="T38" style:parent-style-name="DefaultParagraphFont" style:family="text">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T39" style:parent-style-name="DefaultParagraphFont" style:family="text">
      <style:text-properties style:font-name="Consolas" style:font-name-asian="Times New Roman" style:font-name-complex="Courier New" fo:color="#333333" fo:font-size="10pt" style:font-size-asian="10pt" style:font-size-complex="10pt" fo:language="en" fo:country="US" style:language-asian="nb" style:country-asian="NO"/>
    </style:style>
    <style:style style:name="T40" style:parent-style-name="DefaultParagraphFont" style:family="text">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P41" style:parent-style-name="Normal" style:family="paragraph">
      <style:paragraph-properties fo:margin-bottom="0in" fo:line-height="100%" fo:margin-left="0.5in">
        <style:tab-stops/>
      </style:paragraph-properties>
    </style:style>
    <style:style style:name="T42" style:parent-style-name="DefaultParagraphFont" style:family="text">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T43" style:parent-style-name="DefaultParagraphFont" style:family="text">
      <style:text-properties style:font-name="Segoe UI" style:font-name-asian="Times New Roman" style:font-name-complex="Segoe UI" fo:color="#333333" fo:font-size="12pt" style:font-size-asian="12pt" style:font-size-complex="12pt" style:language-asian="nb" style:country-asian="NO"/>
    </style:style>
    <style:style style:name="P44" style:parent-style-name="Normal" style:family="paragraph">
      <style:paragraph-properties fo:margin-bottom="0in" fo:line-height="100%" fo:margin-left="1.475in" fo:text-indent="-0.975in">
        <style:tab-stops/>
      </style:paragraph-properties>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P45" style:parent-style-name="Normal" style:family="paragraph">
      <style:paragraph-properties fo:margin-bottom="0in" fo:line-height="100%" fo:margin-left="1.475in" fo:text-indent="-0.975in">
        <style:tab-stops/>
      </style:paragraph-properties>
      <style:text-properties style:font-name="Segoe UI" style:font-name-asian="Times New Roman" style:font-name-complex="Segoe UI" fo:color="#333333" fo:font-size="12pt" style:font-size-asian="12pt" style:font-size-complex="12pt" style:language-asian="nb" style:country-asian="NO"/>
    </style:style>
    <style:style style:name="P46" style:parent-style-name="Normal" style:list-style-name="LFO2" style:family="paragraph">
      <style:paragraph-properties fo:margin-top="0.0416in" fo:margin-bottom="0.0694in" fo:line-height="100%"/>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P47" style:parent-style-name="Normal" style:family="paragraph">
      <style:paragraph-properties fo:margin-top="0.0416in" fo:margin-bottom="0.0694in" fo:line-height="100%" fo:margin-left="0.5in">
        <style:tab-stops/>
      </style:paragraph-properties>
      <style:text-properties style:font-name="Segoe UI" style:font-name-asian="Times New Roman" style:font-name-complex="Segoe UI" fo:color="#333333" fo:font-size="12pt" style:font-size-asian="12pt" style:font-size-complex="12pt" style:language-asian="nb" style:country-asian="NO"/>
    </style:style>
    <style:style style:name="P48" style:parent-style-name="Normal" style:list-style-name="LFO2" style:family="paragraph">
      <style:paragraph-properties fo:margin-top="0.0416in" fo:margin-bottom="0.0694in" fo:line-height="100%"/>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P49" style:parent-style-name="Normal" style:family="paragraph">
      <style:paragraph-properties fo:margin-top="0.0416in" fo:margin-bottom="0.0694in" fo:line-height="100%" fo:margin-left="0.5in">
        <style:tab-stops/>
      </style:paragraph-properties>
      <style:text-properties style:font-name="Segoe UI" style:font-name-asian="Times New Roman" style:font-name-complex="Segoe UI" fo:color="#333333" fo:font-size="12pt" style:font-size-asian="12pt" style:font-size-complex="12pt" style:language-asian="nb" style:country-asian="NO"/>
    </style:style>
    <style:style style:name="P50" style:parent-style-name="Normal" style:list-style-name="LFO2" style:family="paragraph">
      <style:paragraph-properties fo:margin-bottom="0in" fo:line-height="100%" fo:margin-left="0.9833in" fo:text-indent="-0.7333in">
        <style:tab-stops>
          <style:tab-stop style:type="left" style:position="-0.4833in"/>
        </style:tab-stops>
      </style:paragraph-properties>
    </style:style>
    <style:style style:name="T51" style:parent-style-name="DefaultParagraphFont" style:family="text">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T52" style:parent-style-name="DefaultParagraphFont" style:family="text">
      <style:text-properties style:font-name="Consolas" style:font-name-asian="Times New Roman" style:font-name-complex="Courier New" fo:color="#333333" fo:font-size="10pt" style:font-size-asian="10pt" style:font-size-complex="10pt" fo:language="en" fo:country="US" style:language-asian="nb" style:country-asian="NO"/>
    </style:style>
    <style:style style:name="T53" style:parent-style-name="DefaultParagraphFont" style:family="text">
      <style:text-properties style:font-name="Segoe UI" style:font-name-asian="Times New Roman" style:font-name-complex="Segoe UI" fo:color="#333333" fo:font-size="12pt" style:font-size-asian="12pt" style:font-size-complex="12pt" fo:language="en" fo:country="US" style:language-asian="nb" style:country-asian="NO"/>
    </style:style>
    <style:style style:name="P54" style:parent-style-name="Normal" style:family="paragraph">
      <style:paragraph-properties fo:margin-bottom="0in" fo:line-height="100%" fo:margin-left="0.5in">
        <style:tab-stops/>
      </style:paragraph-properties>
      <style:text-properties style:font-name="Segoe UI" style:font-name-asian="Times New Roman" style:font-name-complex="Segoe UI" fo:color="#333333" fo:font-size="12pt" style:font-size-asian="12pt" style:font-size-complex="12pt" style:language-asian="nb" style:country-asian="NO"/>
    </style:style>
  </office:automatic-styles>
  <office:body>
    <office:text text:use-soft-page-breaks="true">
      <text:list text:style-name="LFO1" text:continue-numbering="true">
        <text:list-item>
          <text:p text:style-name="P1"><text:span text:style-name="T2">What is concurrency? What is parallelism?<text:s/></text:span><text:span text:style-name="T3">What's the difference?</text:span></text:p>
        </text:list-item>
      </text:list>
      <text:p text:style-name="P4">Concurrency – samtidighet: Flere deler av programmene kan kjøre uten å bry seg om de andre delene har kjørt enda.<text:s/>Kan kjøre parallelt, eller i vilkårlig rekkefølge, inkludert bytte på.<text:s/></text:p>
      <text:p text:style-name="P5">Parallelism: Flere deler av programmet kjører samtidig, på flere<text:s/>prosessorer.</text:p>
      <text:list text:style-name="LFO1" text:continue-numbering="true">
        <text:list-item>
          <text:p text:style-name="P6">Why have machines become increasingly multicore in the past decade?</text:p>
        </text:list-item>
      </text:list>
      <text:p text:style-name="P7">Det ble vanskeligere og vanskeligere å lage raskere prosessorer, så løsningen ble å lage “flere”, sette sammen flere cores I<text:s/>en prosessor.<text:s/></text:p>
      <text:list text:style-name="LFO1" text:continue-numbering="true">
        <text:list-item>
          <text:p text:style-name="P8">What kinds of problems motivates the need for concurrent execution? (Or phrased differently: What problems do concurrency help in solving?)</text:p>
        </text:list-item>
      </text:list>
      <text:p text:style-name="P9">Race condition.<text:s/></text:p>
      <text:p text:style-name="P10">Modelere virkeligheten. Utnytte multicore.<text:s/>Ikke “spinne” sykler.<text:s/></text:p>
      <text:list text:style-name="LFO1" text:continue-numbering="true">
        <text:list-item>
          <text:p text:style-name="P11">Does creating concurrent programs make the programmer's life easier? Harder? Maybe both? (Come back to this after you have worked on part 4 of this exercise)</text:p>
        </text:list-item>
      </text:list>
      <text:p text:style-name="P12">Begge deler, noen fordeler og noen ulemper.<text:s/>Vanskeligere å skrive programmet, mindre problemer i ettertid.</text:p>
      <text:p text:style-name="P13"><text:tab/>Alternativet er kanskje enklere å skrive, men du må kontrollere rekkefølgen ting skjer på. Vanskelig å forutsi problemer.<text:s/></text:p>
      <text:list text:style-name="LFO2" text:continue-numbering="true">
        <text:list-item>
          <text:p text:style-name="P14">What are the differences between processes, threads, green threads, and coroutines?</text:p>
        </text:list-item>
      </text:list>
      <text:p text:style-name="P15"><text:span text:style-name="T16">Processes</text:span><text:span text:style-name="T17">:<text:s/></text:span><text:span text:style-name="T18">OS-managed (possibly) truly concurrent, at least in the presence of suitable hardware support. Exist within their own address space.</text:span></text:p>
      <text:p text:style-name="P19"><text:span text:style-name="T20">Threads</text:span><text:span text:style-name="T21">:<text:s/></text:span><text:span text:style-name="T22">OS-managed, within the same address space as the parent and all its other threads. Possibly truly concurrent, and multi-tasking is pre-emptive.</text:span></text:p>
      <text:p text:style-name="P23"><text:span text:style-name="T24">Green threads:</text:span><text:span text:style-name="T25"><text:s/> </text:span><text:span text:style-name="T26">These are user-space projections of the same concept as threads, but are not OS-managed. Probably not truly concurrent, except in the sense that there may be multiple worker threads or processes giving them CPU time concurrently, so probably best to consider this as interleaved or multiplexed.</text:span></text:p>
      <text:p text:style-name="P27"><text:span text:style-name="T28">Corutines:</text:span><text:span text:style-name="T29"><text:s/></text:span><text:span text:style-name="T30">Not<text:s/></text:span><text:span text:style-name="T31">OS-managed. Exactly threads, except co-operatively multitasking, and hence not truly concurrent.</text:span></text:p>
      <text:soft-page-break/>
      <text:p text:style-name="P32">Threads er inne I prosesser<text:s/>(styrt av OS).<text:s/>Green threads er styrt av noe annet en OS (VM eller runtime libary). Corutine er ikke OS styrt, de kommuniserer og planlegger seg imellom hvem som kjører.<text:s/></text:p>
      <text:list text:style-name="LFO2" text:continue-numbering="true">
        <text:list-item>
          <text:p text:style-name="P33"><text:span text:style-name="T34">Which one of these do </text:span><text:span text:style-name="T35">pthread_create()</text:span><text:span text:style-name="T36"> (C/POSIX), </text:span><text:span text:style-name="T37">threading.Thread()</text:span><text:span text:style-name="T38"> (Python), </text:span><text:span text:style-name="T39">go</text:span><text:span text:style-name="T40"> (Go) create?</text:span></text:p>
        </text:list-item>
      </text:list>
      <text:p text:style-name="P41"><text:span text:style-name="T42">Pthread_create() står thread over alt.<text:s/></text:span><text:span text:style-name="T43">Høres også ut som det.<text:s/></text:span></text:p>
      <text:p text:style-name="P44">Threading.thread thread</text:p>
      <text:p text:style-name="P45">go lager en goroutine,<text:s/>en green thread styrt av og sier noen, andre sier coroutine.<text:s/></text:p>
      <text:list text:style-name="LFO2" text:continue-numbering="true">
        <text:list-item>
          <text:p text:style-name="P46">How does pythons Global Interpreter Lock (GIL) influence the way a python Thread behaves?</text:p>
        </text:list-item>
      </text:list>
      <text:p text:style-name="P47">Bare en tråd kan blie kjørt samtidig.<text:s/></text:p>
      <text:list text:style-name="LFO2" text:continue-numbering="true">
        <text:list-item>
          <text:p text:style-name="P48">With this in mind: What is the workaround for the GIL (Hint: it's another module)?</text:p>
        </text:list-item>
      </text:list>
      <text:p text:style-name="P49">C module kan si spesifikt<text:s/>«jeg trenger GIL», og<text:s/>«jeg er ferdig med GIL».<text:s/></text:p>
      <text:list text:style-name="LFO2" text:continue-numbering="true">
        <text:list-item>
          <text:p text:style-name="P50"><text:span text:style-name="T51">What does </text:span><text:span text:style-name="T52">func GOMAXPROCS(n int) int</text:span><text:span text:style-name="T53"> change?</text:span></text:p>
        </text:list-item>
      </text:list>
      <text:p text:style-name="P54">Endrer hvor mange OS trader som kan kjøre brukernivå go kod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apple-converted-space" style:display-name="apple-converted-space"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ild Vermedal</meta:initial-creator>
    <dc:creator>Arild Vermedal</dc:creator>
    <meta:creation-date>2017-01-11T14:45:00Z</meta:creation-date>
    <dc:date>2017-01-11T14:45:00Z</dc:date>
    <meta:template xlink:href="Normal" xlink:type="simple"/>
    <meta:editing-cycles>2</meta:editing-cycles>
    <meta:editing-duration>PT0S</meta:editing-duration>
    <meta:document-statistic meta:page-count="2" meta:paragraph-count="5" meta:word-count="446" meta:character-count="2808" meta:row-count="19" meta:non-whitespace-character-count="2367"/>
  </office:meta>
</office:document-meta>
</file>